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CREATE SCHEMA slutprojekt;<text:line-break/><text:line-break/>-- USE slutprojekt;<text:line-break/>-- DROP TABLE movies;<text:line-break/>-- DROP TABLE movie_directors;<text:line-break/><text:line-break/>CREATE TABLE IF NOT EXISTS movies(<text:line-break/> <text:s text:c="3"/>id INT PRIMARY KEY AUTO_INCREMENT,<text:line-break/> <text:s text:c="3"/>movie_title VARCHAR(150) NOT NULL,<text:line-break/><text:tab/>director_id INT REFERENCES movie_directors,<text:line-break/> <text:s text:c="3"/>movie_rating DOUBLE,<text:line-break/> <text:s text:c="3"/>release_date YEAR NOT NULL<text:line-break/>);<text:line-break/>CREATE TABLE IF NOT EXISTS movie_directors(<text:line-break/><text:tab/>id INT PRIMARY KEY AUTO_INCREMENT,<text:line-break/> <text:s text:c="3"/>director_name VARCHAR(100) NOT NULL<text:line-break/>);<text:line-break/><text:line-break/>INSERT INTO movies (id, movie_title, director_id, movie_rating, release_date)<text:line-break/>VALUES (DEFAULT, 'Django Unchained', 1 , 9.2, 2012);<text:line-break/><text:line-break/>INSERT INTO movie_directors<text:line-break/>VALUES (DEFAULT, 'Quentin Tarantino');<text:line-break/><text:line-break/>SELECT * FROM movies;<text:line-break/>SELECT * FROM movie_directors;</text:p>
      <text:p text:style-name="Standard"/>
      <text:p text:style-name="Standard">-- DROP TABLE games;<text:line-break/>-- DROP TABLE publishers;<text:line-break/>-- CREATE DATABASE IF NOT EXISTS slutprojekt;<text:line-break/><text:line-break/>CREATE TABLE IF NOT EXISTS games(<text:line-break/> <text:s text:c="3"/>id INT PRIMARY KEY AUTO_INCREMENT,<text:line-break/> <text:s text:c="3"/>game_title VARCHAR(150) NOT NULL,<text:line-break/><text:tab/>developer_id INT REFERENCES game_publisher,<text:line-break/> <text:s text:c="3"/>game_rating DOUBLE,<text:line-break/> <text:s text:c="3"/>release_date YEAR NOT NULL<text:line-break/>);<text:line-break/>CREATE TABLE IF NOT EXISTS publishers(<text:line-break/><text:tab/>id INT PRIMARY KEY AUTO_INCREMENT,<text:line-break/> <text:s text:c="3"/>publisher_name VARCHAR(100) NOT NULL<text:line-break/>);<text:line-break/><text:line-break/>INSERT INTO games (id, game_title, developer_id, game_rating, release_date)<text:line-break/>VALUES (DEFAULT, 'Grand Theft Auto: IV', 1 , 10, 2008);<text:line-break/><text:line-break/>INSERT INTO publishers<text:line-break/>VALUES (DEFAULT, 'Rockstar Games');<text:line-break/><text:line-break/>INSERT INTO publishers VALUES (DEFAULT, <text:s/>"Warner Bros. Interactive Entertainment");<text:line-break/>INSERT INTO games VALUES <text:s/>(DEFAULT, "Batman: Arkham Knight", 2 , 10, 2015 );<text:line-break/><text:line-break/><text:soft-page-break/>INSERT INTO publishers VALUES (DEFAULT, "FromSoftware Incorporated");<text:line-break/><text:line-break/>SELECT * FROM games;<text:line-break/>SELECT * FROM publishers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3T10:18:55.655000000</dc:date>
    <meta:editing-duration>PT51S</meta:editing-duration>
    <meta:editing-cycles>1</meta:editing-cycles>
    <meta:document-statistic meta:table-count="0" meta:image-count="0" meta:object-count="0" meta:page-count="2" meta:paragraph-count="2" meta:word-count="207" meta:character-count="1598" meta:non-whitespace-character-count="1336"/>
    <meta:generator>LibreOffice/7.2.5.2$Windows_X86_64 LibreOffice_project/499f9727c189e6ef3471021d6132d4c694f357e5</meta:generator>
  </office:meta>
</office:document-meta>
</file>